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7200000086833A7064FF01BF7C.jpg" manifest:media-type="image/jpeg"/>
  <manifest:file-entry manifest:full-path="Pictures/10000000000002BB0000006DC9A5EB59C75412EB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text-align="center" style:justify-single-word="false" fo:orphans="0" fo:widows="0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orphans="0" fo:widows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7" style:family="paragraph" style:parent-style-name="Standard">
      <style:paragraph-properties fo:orphans="0" fo:widows="0"/>
      <style:text-properties fo:font-style="italic" style:font-style-asian="italic"/>
    </style:style>
    <style:style style:name="P8" style:family="paragraph" style:parent-style-name="Standard">
      <style:paragraph-properties fo:line-height="100%" fo:orphans="0" fo:widows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13" style:family="paragraph" style:parent-style-name="Standard">
      <style:paragraph-properties fo:margin-left="0.5in" fo:margin-right="0in" fo:text-indent="0in" style:auto-text-indent="false" fo:break-before="auto" fo:break-after="auto"/>
      <style:text-properties style:font-name="Open Sans" style:font-name-asian="Open Sans1" style:font-name-complex="Open Sans1"/>
    </style:style>
    <style:style style:name="P14" style:family="paragraph" style:parent-style-name="Standard">
      <style:paragraph-properties fo:margin-left="0in" fo:margin-right="0.25in" fo:line-height="100%" fo:text-align="center" style:justify-single-word="false" fo:orphans="0" fo:widows="0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5" style:family="paragraph" style:parent-style-name="Heading_20_3" style:master-page-name="Standard">
      <style:paragraph-properties style:page-number="1"/>
    </style:style>
    <style:style style:name="T1" style:family="text">
      <style:text-properties style:font-name="Open Sans" style:font-name-asian="Open Sans1" style:font-name-complex="Open Sans1"/>
    </style:style>
    <style:style style:name="T2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4b83ksdmm17j"/><text:span text:style-name="T1">ICA1-1708-RA1-PR02</text:span></text:p>
      <text:p text:style-name="Heading_20_4"><text:bookmark text:name="_fy4ngh4a6mno"/><text:span text:style-name="T1">RA1 - Identifica els aspectes ambientals, socials i de governança (ASG) relatius a la sostenibilitat tenint en compte el concepte de desenvolupament sostenible i els marcs internacionals que contribueixen a la seva consecució.</text:span></text:p>
      <text:p text:style-name="Heading_20_4"><text:bookmark text:name="_f28kab8blnsd"/><text:span text:style-name="T1">Objectius</text:span></text:p>
      <text:list xml:id="list3315678317" text:style-name="WWNum2">
        <text:list-item>
          <text:p text:style-name="P10"><text:span text:style-name="T1">Comprendre el concepte de sostenibilitat i la seva evolució.</text:span></text:p>
        </text:list-item>
        <text:list-item>
          <text:p text:style-name="P10"><text:span text:style-name="T1">Identificar problemes ambientals i socials rellevants, així com els indicadors de sostenibilitat.</text:span></text:p>
        </text:list-item>
        <text:list-item>
          <text:p text:style-name="P10"><text:span text:style-name="T1">Analitzar l'impacte del canvi climàtic, la biodiversitat i la desigualtat social en la sostenibilitat.</text:span></text:p>
        </text:list-item>
      </text:list>
      <text:p text:style-name="Heading_20_4"><text:bookmark text:name="_456991kz99zc"/><text:span text:style-name="T1">Exercici</text:span></text:p>
      <text:list xml:id="list2333718543" text:style-name="WWNum1">
        <text:list-item>
          <text:p text:style-name="P11"><text:span text:style-name="T1">Defineix el concepte de sostenibilitat i explica la seva evolució històrica.</text:span></text:p>
        </text:list-item>
        <text:list-item>
          <text:p text:style-name="P11"><text:span text:style-name="T1">Investiga i descriu tres indicadors de sostenibilitat esmentats en el document. Explica la seva importància i com s'utilitzen.</text:span></text:p>
        </text:list-item>
        <text:list-item>
          <text:p text:style-name="P11"><text:span text:style-name="T1">Identifica i descriu almenys tres problemes ambientals i socials que s'esmenten en el document.</text:span></text:p>
        </text:list-item>
        <text:list-item>
          <text:p text:style-name="P11"><text:span text:style-name="T1">Realitza un breu assaig sobre la importància del canvi climàtic en els processos ambientals i socials. Inclou exemples concrets.</text:span></text:p>
        </text:list-item>
        <text:list-item>
          <text:p text:style-name="P11"><text:span text:style-name="T1">Explica el paper de la biodiversitat en els ecosistemes terrestres i la seva rellevància per a la sostenibilitat.</text:span></text:p>
        </text:list-item>
        <text:list-item>
          <text:p text:style-name="P11"><text:span text:style-name="T1">Analitza com la desigualtat social afecta a la sostenibilitat. Proporciona exemples de com la desigualtat pot influir en l'accés a recursos.</text:span></text:p>
        </text:list-item>
        <text:list-item>
          <text:p text:style-name="P11"><text:span text:style-name="T1">Què és el Pacte Mundial i quins són els seus deu principis fonamentals? Explica com aquests principis poden ser aplicats en el sector productiu.</text:span></text:p>
        </text:list-item>
        <text:list-item>
          <text:p text:style-name="P11"><text:span text:style-name="T1">Investiga una normativa local relacionada amb la sostenibilitat en la teva àrea. Descriu el seu objectiu i com s'implementa.</text:span></text:p>
        </text:list-item>
        <text:list-item>
          <text:p text:style-name="P11"><text:span text:style-name="T1">Tria tres ODS i explica com es relacionen amb els conceptes de sostenibilitat presentats en el document.</text:span></text:p>
        </text:list-item>
        <text:list-item>
          <text:p text:style-name="P11"><text:span text:style-name="T1">Dels vídeos visualitzats a classe (</text:span><text:a xlink:type="simple" xlink:href="https://www.rtve.es/play/videos/objetivo-igualdad/programa-83-romper-techo-cristal/6809486/" text:style-name="ListLabel_20_19" text:visited-style-name="ListLabel_20_19"><text:span text:style-name="T2">vídeo 1</text:span></text:a><text:span text:style-name="T1">, </text:span><text:a xlink:type="simple" xlink:href="https://www.youtube.com/watch?v=vexpy_VrXhw" text:style-name="ListLabel_20_19" text:visited-style-name="ListLabel_20_19"><text:span text:style-name="T2">vídeo 2</text:span></text:a><text:span text:style-name="T1">) fes un petit resum de cadascun d'ells i després escriu una reflexió personal.</text:span></text:p>
        </text:list-item>
      </text:list>
      <text:p text:style-name="Heading_20_4"><text:bookmark text:name="_ue6of4c607bi"/><text:span text:style-name="T1">Entrega</text:span></text:p>
      <text:p text:style-name="Standard"><text:span text:style-name="T1">En aquesta pràctica hauràs de confeccionar una memòria amb tots els exercicis proposats a continuació. Per a cada exercici, documenta tots els passos que hagis realitzat amb captures de pantalla en les que pugui veure's el teu nom i la data. Indica també totes les instruccions que hagis fet servir, amb paràmetres i fitxers d'entrada, i les modificacions que hagis fet a fitxers de configuració, tot ben explicat. Hauràs d'entregar la memòria pel Moodle: ves amb compte que no pesi més de 10 MB.</text:span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Open Sans" fo:font-family="'Open Sans'" style:font-family-generic="roman" style:font-pitch="variable" style:text-underline-style="solid" style:text-underline-width="auto" style:text-underline-color="font-color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479in" fo:margin-left="-0.0625in" fo:margin-top="0in" fo:margin-bottom="0in" table:align="left"/>
    </style:style>
    <style:style style:name="Table1.A" style:family="table-column">
      <style:table-column-properties style:column-width="2.7278in"/>
    </style:style>
    <style:style style:name="Table1.B" style:family="table-column">
      <style:table-column-properties style:column-width="4.2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2" style:family="table">
      <style:table-properties style:width="6.9396in" fo:margin-left="-0.075in" fo:margin-top="0in" fo:margin-bottom="0in" table:align="left"/>
    </style:style>
    <style:style style:name="Table2.A" style:family="table-column">
      <style:table-column-properties style:column-width="1.7222in"/>
    </style:style>
    <style:style style:name="Table2.B" style:family="table-column">
      <style:table-column-properties style:column-width="4.0361in"/>
    </style:style>
    <style:style style:name="Table2.C" style:family="table-column">
      <style:table-column-properties style:column-width="1.1813in"/>
    </style:style>
    <style:style style:name="Table2.1" style:family="table-row">
      <style:table-row-properties style:min-row-height="0.3438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2" style:family="table-row">
      <style:table-row-properties style:min-row-height="0.3243in" fo:keep-together="auto"/>
    </style:style>
    <style:style style:name="Table2.3" style:family="table-row">
      <style:table-row-properties style:min-row-height="0.1722in" fo:keep-together="auto"/>
    </style:style>
    <style:style style:name="Table2.4" style:family="table-row">
      <style:table-row-properties style:min-row-height="0.1917in" fo:keep-together="auto"/>
    </style:style>
    <style:style style:name="MP1" style:family="paragraph" style:parent-style-name="Standard">
      <style:paragraph-properties fo:line-height="115%" fo:orphans="0" fo:widows="0"/>
    </style:style>
    <style:style style:name="MP2" style:family="paragraph" style:parent-style-name="Standard">
      <style:paragraph-properties fo:line-height="115%" fo:text-align="center" style:justify-single-word="false" fo:orphans="0" fo:widows="0">
        <style:tab-stops>
          <style:tab-stop style:position="6.5in" style:type="right"/>
        </style:tab-stops>
      </style:paragraph-properties>
    </style:style>
    <style:style style:name="MP3" style:family="paragraph" style:parent-style-name="Standard">
      <style:paragraph-properties fo:line-height="100%" fo:orphans="0" fo:widows="0"/>
    </style:style>
    <style:style style:name="MP4" style:family="paragraph" style:parent-style-name="Standard">
      <style:paragraph-properties fo:margin-left="0in" fo:margin-right="0.25in" fo:line-height="100%" fo:text-align="center" style:justify-single-word="false" fo:orphans="0" fo:widows="0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5" style:family="paragraph" style:parent-style-name="Standard">
      <style:paragraph-properties fo:line-height="100%" fo:orphans="0" fo:widows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6" style:family="paragraph" style:parent-style-name="Standard">
      <style:paragraph-properties fo:orphans="0" fo:widows="0"/>
      <style:text-properties fo:font-style="italic" style:font-style-asian="italic"/>
    </style:style>
    <style:style style:name="MP7" style:family="paragraph" style:parent-style-name="Standard">
      <style:paragraph-properties fo:line-height="100%" fo:orphans="0" fo:widows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8" style:family="paragraph" style:parent-style-name="Standard">
      <style:paragraph-properties fo:line-height="100%" fo:text-align="center" style:justify-single-word="false" fo:orphans="0" fo:widows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9" style:family="paragraph" style:parent-style-name="Standard">
      <style:paragraph-properties fo:orphans="0" fo:widows="0"/>
    </style:style>
    <style:style style:name="MP10" style:family="paragraph" style:parent-style-name="Standard">
      <style:paragraph-properties fo:line-height="100%" fo:text-align="center" style:justify-single-word="false" fo:orphans="0" fo:widows="0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style="italic" style:font-style-asian="italic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<text:s text:c="7"/></text:span><draw:frame draw:style-name="Mfr1" draw:name="image2.jpg" text:anchor-type="as-char" svg:width="1.9839in" svg:height="0.3126in" draw:z-index="0"><draw:image xlink:href="Pictures/10000000000002BB0000006DC9A5EB59C75412EB.jpg" xlink:type="simple" xlink:show="embed" xlink:actuate="onLoad" loext:mime-type="image/jpeg"/></draw:frame><text:span text:style-name="MT1"><text:tab/></text:span></text:p>
            </table:table-cell>
            <table:table-cell table:style-name="Table1.A1" office:value-type="string">
              <text:p text:style-name="MP3"><text:span text:style-name="MT2">ICA1-1708-RA1-PR03</text:span></text:p>
              <text:p text:style-name="MP3"><text:span text:style-name="MT2">1708 Sostenibilitat aplicada al sistema productiu</text:span></text:p>
            </table:table-cell>
          </table:table-row>
        </table:table>
        <text:p text:style-name="Standard"/>
      </style:header>
      <style:foot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table:number-rows-spanned="3" office:value-type="string">
                <text:p text:style-name="MP4"><draw:frame draw:style-name="Mfr1" draw:name="image1.jpg" text:anchor-type="as-char" svg:width="1.6327in" svg:height="0.8071in" draw:z-index="0"><draw:image xlink:href="Pictures/100000000000017200000086833A7064FF01BF7C.jpg" xlink:type="simple" xlink:show="embed" xlink:actuate="onLoad" loext:mime-type="image/jpeg"/></draw:frame></text:p>
              </table:table-cell>
              <table:table-cell table:style-name="Table2.B1" table:number-columns-spanned="2" office:value-type="string">
                <text:p text:style-name="MP5"><text:span text:style-name="MT3">Àrea Departament: DEPARTAMENT INFORMÀTICA</text:span></text:p>
              </table:table-cell>
              <table:covered-table-cell/>
            </table:table-row>
            <table:table-row table:style-name="Table2.2">
              <table:covered-table-cell/>
              <table:table-cell table:style-name="Table2.B1" office:value-type="string">
                <text:p text:style-name="MP7"/>
              </table:table-cell>
              <table:table-cell table:style-name="Table2.B1" table:number-rows-spanned="2" office:value-type="string">
                <text:p text:style-name="MP8"><text:span text:style-name="MT3">Pàg. </text:span><text:page-number text:select-page="current">0</text:page-number><text:span text:style-name="MT3"><text:s/>de </text:span><text:page-count>1</text:page-count></text:p>
              </table:table-cell>
            </table:table-row>
            <table:table-row table:style-name="Table2.3">
              <table:covered-table-cell/>
              <table:table-cell table:style-name="Table2.B1" office:value-type="string">
                <text:p text:style-name="MP5"><text:span text:style-name="MT3">Elaborat: Departament d'informàtica</text:span></text:p>
              </table:table-cell>
              <table:covered-table-cell/>
            </table:table-row>
            <table:table-row table:style-name="Table2.4">
              <table:table-cell table:style-name="Table2.B1" table:number-columns-spanned="3" office:value-type="string">
                <text:p text:style-name="MP10"><text:span text:style-name="MT4">El document vàlid està dipositat en el programa informàtic de gestió documental. Aquest document pot esdevenir obsolet.</text:span></text:p>
              </table:table-cell>
              <table:covered-table-cell/>
              <table:covered-table-cell/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1" meta:paragraph-count="27" meta:word-count="387" meta:character-count="2508" meta:non-whitespace-character-count="2151"/>
    <meta:generator>LibreOfficeDev/6.0.5.2$Linux_X86_64 LibreOffice_project/</meta:generator>
  </office:meta>
</office:document-meta>
</file>